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3e187f" officeooo:paragraph-rsid="00411709"/>
    </style:style>
    <style:style style:name="P2" style:family="paragraph" style:parent-style-name="Text_20_body">
      <style:text-properties officeooo:rsid="00411709" officeooo:paragraph-rsid="00411709"/>
    </style:style>
    <style:style style:name="P3" style:family="paragraph" style:parent-style-name="Text_20_body">
      <style:text-properties fo:font-weight="bold" officeooo:rsid="004788ba" officeooo:paragraph-rsid="004788ba" style:font-weight-asian="bold" style:font-weight-complex="bold"/>
    </style:style>
    <style:style style:name="P4" style:family="paragraph" style:parent-style-name="Text_20_body">
      <style:text-properties fo:font-weight="normal" officeooo:rsid="004b4671" officeooo:paragraph-rsid="004b4671" style:font-weight-asian="normal" style:font-weight-complex="normal"/>
    </style:style>
    <style:style style:name="P5" style:family="paragraph" style:parent-style-name="Text_20_body">
      <style:text-properties fo:font-weight="normal" officeooo:rsid="004d7193" officeooo:paragraph-rsid="004d7193" style:font-weight-asian="normal" style:font-weight-complex="normal"/>
    </style:style>
    <style:style style:name="P6" style:family="paragraph" style:parent-style-name="Text_20_body">
      <style:text-properties fo:font-weight="normal" officeooo:rsid="00537e7f" officeooo:paragraph-rsid="00537e7f" style:font-weight-asian="normal" style:font-weight-complex="normal"/>
    </style:style>
    <style:style style:name="P7" style:family="paragraph" style:parent-style-name="Text_20_body">
      <style:text-properties fo:font-weight="normal" officeooo:rsid="0058c3ad" officeooo:paragraph-rsid="0058c3ad" style:font-weight-asian="normal" style:font-weight-complex="normal"/>
    </style:style>
    <style:style style:name="P8" style:family="paragraph" style:parent-style-name="Text_20_body">
      <style:text-properties fo:font-weight="normal" officeooo:rsid="0066a5fb" officeooo:paragraph-rsid="0066a5fb" style:font-weight-asian="normal" style:font-weight-complex="normal"/>
    </style:style>
    <style:style style:name="P9"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officeooo:rsid="0030606d" officeooo:paragraph-rsid="002b68ee" style:text-blinking="false" fo:background-color="transparent"/>
    </style:style>
    <style:style style:name="P10"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1"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rsid="003d20db" officeooo:paragraph-rsid="003d20db" style:text-blinking="false" fo:background-color="transparent"/>
    </style:style>
    <style:style style:name="P12" style:family="paragraph" style:parent-style-name="Standard">
      <style:text-properties officeooo:rsid="00128ff0" officeooo:paragraph-rsid="00128ff0"/>
    </style:style>
    <style:style style:name="P13" style:family="paragraph" style:parent-style-name="Standard">
      <style:text-properties officeooo:rsid="00154a03" officeooo:paragraph-rsid="00154a03"/>
    </style:style>
    <style:style style:name="P14" style:family="paragraph" style:parent-style-name="Standard">
      <style:text-properties officeooo:rsid="001b932e" officeooo:paragraph-rsid="001b932e"/>
    </style:style>
    <style:style style:name="P15" style:family="paragraph" style:parent-style-name="Standard">
      <style:text-properties officeooo:rsid="00220aa1" officeooo:paragraph-rsid="00220aa1"/>
    </style:style>
    <style:style style:name="P16" style:family="paragraph" style:parent-style-name="Standard">
      <style:text-properties fo:font-weight="bold" officeooo:rsid="00295eff" officeooo:paragraph-rsid="00295eff" style:font-weight-asian="bold" style:font-weight-complex="bold"/>
    </style:style>
    <style:style style:name="P17" style:family="paragraph" style:parent-style-name="Standard">
      <style:text-properties officeooo:rsid="00298dcb" officeooo:paragraph-rsid="002b68ee"/>
    </style:style>
    <style:style style:name="P18" style:family="paragraph" style:parent-style-name="Standard">
      <style:text-properties officeooo:rsid="002b68ee" officeooo:paragraph-rsid="002b68ee"/>
    </style:style>
    <style:style style:name="P19" style:family="paragraph" style:parent-style-name="Standard">
      <style:text-properties officeooo:rsid="0030606d" officeooo:paragraph-rsid="002b68ee"/>
    </style:style>
    <style:style style:name="P20" style:family="paragraph" style:parent-style-name="Standard" style:list-style-name="L16">
      <style:text-properties fo:font-weight="normal" officeooo:rsid="009d8ac0" officeooo:paragraph-rsid="009d8ac0" style:font-weight-asian="normal" style:font-weight-complex="normal"/>
    </style:style>
    <style:style style:name="P21" style:family="paragraph" style:parent-style-name="Standard">
      <style:text-properties fo:font-weight="normal" officeooo:rsid="00a5a88a" officeooo:paragraph-rsid="00a5a88a" style:font-weight-asian="normal" style:font-weight-complex="normal"/>
    </style:style>
    <style:style style:name="P22" style:family="paragraph" style:parent-style-name="Standard" style:list-style-name="L16">
      <style:text-properties style:font-name="Liberation Serif" fo:font-size="12pt" fo:font-weight="normal" officeooo:rsid="00a5a88a" officeooo:paragraph-rsid="00a404d4" style:font-size-asian="12pt" style:font-weight-asian="normal" style:font-size-complex="12pt" style:font-weight-complex="normal"/>
    </style:style>
    <style:style style:name="P23" style:family="paragraph" style:parent-style-name="Standard" style:list-style-name="L16">
      <style:text-properties fo:font-size="12pt" fo:font-weight="normal" officeooo:rsid="009d8ac0" officeooo:paragraph-rsid="009f3bb8" style:font-size-asian="12pt" style:font-weight-asian="normal" style:font-size-complex="12pt" style:font-weight-complex="normal"/>
    </style:style>
    <style:style style:name="P24" style:family="paragraph" style:parent-style-name="Standard" style:list-style-name="L16">
      <style:paragraph-properties fo:margin-left="0cm" fo:margin-right="0cm" fo:text-align="start" style:justify-single-word="false" fo:text-indent="0cm" style:auto-text-indent="false"/>
    </style:style>
    <style:style style:name="P25" style:family="paragraph" style:parent-style-name="Standard" style:list-style-name="L16">
      <style:paragraph-properties fo:margin-left="0cm" fo:margin-right="0cm" fo:text-align="start" style:justify-single-word="false" fo:text-indent="0cm" style:auto-text-indent="false"/>
      <style:text-properties style:font-name="Monospace" fo:font-size="10pt" style:font-size-asian="10pt"/>
    </style:style>
    <style:style style:name="P26" style:family="paragraph" style:parent-style-name="Text_20_body" style:list-style-name="L1">
      <style:text-properties fo:font-weight="normal" officeooo:rsid="0049845f" officeooo:paragraph-rsid="0049845f" style:font-weight-asian="normal" style:font-weight-complex="normal"/>
    </style:style>
    <style:style style:name="P27" style:family="paragraph" style:parent-style-name="Text_20_body" style:list-style-name="L1">
      <style:text-properties fo:font-weight="normal" officeooo:rsid="00499a81" officeooo:paragraph-rsid="00499a81" style:font-weight-asian="normal" style:font-weight-complex="normal"/>
    </style:style>
    <style:style style:name="P28" style:family="paragraph" style:parent-style-name="Text_20_body" style:list-style-name="L1">
      <style:text-properties fo:font-weight="normal" officeooo:rsid="004b4671" officeooo:paragraph-rsid="004b4671" style:font-weight-asian="normal" style:font-weight-complex="normal"/>
    </style:style>
    <style:style style:name="P29" style:family="paragraph" style:parent-style-name="Text_20_body">
      <style:text-properties fo:font-weight="normal" officeooo:rsid="0071b208" officeooo:paragraph-rsid="0071b208" style:font-weight-asian="normal" style:font-weight-complex="normal"/>
    </style:style>
    <style:style style:name="P30" style:family="paragraph" style:parent-style-name="Text_20_body">
      <style:text-properties fo:font-weight="normal" officeooo:rsid="0077049d" officeooo:paragraph-rsid="0077049d" style:font-weight-asian="normal" style:font-weight-complex="normal"/>
    </style:style>
    <style:style style:name="P31" style:family="paragraph" style:parent-style-name="Text_20_body" style:list-style-name="L6">
      <style:text-properties fo:font-weight="normal" officeooo:paragraph-rsid="0077049d" style:font-weight-asian="normal" style:font-weight-complex="normal"/>
    </style:style>
    <style:style style:name="P32" style:family="paragraph" style:parent-style-name="Text_20_body" style:list-style-name="L8">
      <style:text-properties fo:font-weight="normal" officeooo:rsid="00799dd9" officeooo:paragraph-rsid="00799dd9" style:font-weight-asian="normal" style:font-weight-complex="normal"/>
    </style:style>
    <style:style style:name="P33" style:family="paragraph" style:parent-style-name="Text_20_body" style:list-style-name="L8">
      <style:text-properties fo:font-weight="normal" officeooo:rsid="007acb53" officeooo:paragraph-rsid="007acb53" style:font-weight-asian="normal" style:font-weight-complex="normal"/>
    </style:style>
    <style:style style:name="P34" style:family="paragraph" style:parent-style-name="Text_20_body">
      <style:text-properties fo:font-weight="normal" officeooo:rsid="007acb53" officeooo:paragraph-rsid="007acb53" style:font-weight-asian="normal" style:font-weight-complex="normal"/>
    </style:style>
    <style:style style:name="P35" style:family="paragraph" style:parent-style-name="Text_20_body" style:list-style-name="L9">
      <style:text-properties fo:font-weight="normal" officeooo:rsid="007c6a13" officeooo:paragraph-rsid="007c6a13" style:font-weight-asian="normal" style:font-weight-complex="normal"/>
    </style:style>
    <style:style style:name="P36" style:family="paragraph" style:parent-style-name="Text_20_body" style:list-style-name="L9">
      <style:text-properties fo:font-weight="normal" officeooo:rsid="007ed18f" officeooo:paragraph-rsid="007ed18f" style:font-weight-asian="normal" style:font-weight-complex="normal"/>
    </style:style>
    <style:style style:name="P37" style:family="paragraph" style:parent-style-name="Text_20_body">
      <style:text-properties fo:font-weight="normal" officeooo:rsid="007f0f1b" officeooo:paragraph-rsid="007f0f1b" style:font-weight-asian="normal" style:font-weight-complex="normal"/>
    </style:style>
    <style:style style:name="P38" style:family="paragraph" style:parent-style-name="Text_20_body" style:list-style-name="L10">
      <style:text-properties fo:font-weight="normal" officeooo:rsid="007f0f1b" officeooo:paragraph-rsid="007f0f1b" style:font-weight-asian="normal" style:font-weight-complex="normal"/>
    </style:style>
    <style:style style:name="P39" style:family="paragraph" style:parent-style-name="Text_20_body" style:list-style-name="L11">
      <style:text-properties fo:font-weight="normal" officeooo:rsid="008667fd" officeooo:paragraph-rsid="008667fd" style:font-weight-asian="normal" style:font-weight-complex="normal"/>
    </style:style>
    <style:style style:name="P40" style:family="paragraph" style:parent-style-name="Text_20_body" style:list-style-name="L11">
      <style:text-properties fo:font-weight="normal" officeooo:rsid="00883699" officeooo:paragraph-rsid="00883699" style:font-weight-asian="normal" style:font-weight-complex="normal"/>
    </style:style>
    <style:style style:name="P41" style:family="paragraph" style:parent-style-name="Text_20_body" style:list-style-name="L11">
      <style:text-properties fo:font-weight="normal" officeooo:rsid="00889a37" officeooo:paragraph-rsid="00889a37" style:font-weight-asian="normal" style:font-weight-complex="normal"/>
    </style:style>
    <style:style style:name="P42" style:family="paragraph" style:parent-style-name="Text_20_body" style:list-style-name="L12">
      <style:text-properties fo:font-weight="normal" officeooo:rsid="008cbff8" officeooo:paragraph-rsid="008cbff8" style:font-weight-asian="normal" style:font-weight-complex="normal"/>
    </style:style>
    <style:style style:name="P43" style:family="paragraph" style:parent-style-name="Text_20_body" style:list-style-name="L12">
      <style:text-properties fo:font-weight="normal" officeooo:rsid="008dcdf6" officeooo:paragraph-rsid="008dcdf6" style:font-weight-asian="normal" style:font-weight-complex="normal"/>
    </style:style>
    <style:style style:name="P44" style:family="paragraph" style:parent-style-name="Text_20_body" style:list-style-name="L12">
      <style:text-properties fo:font-weight="normal" officeooo:rsid="008dcdf6" officeooo:paragraph-rsid="008dee61" style:font-weight-asian="normal" style:font-weight-complex="normal"/>
    </style:style>
    <style:style style:name="P45" style:family="paragraph" style:parent-style-name="Text_20_body">
      <style:text-properties fo:font-weight="normal" officeooo:rsid="008dcdf6" officeooo:paragraph-rsid="008dcdf6" style:font-weight-asian="normal" style:font-weight-complex="normal"/>
    </style:style>
    <style:style style:name="P46" style:family="paragraph" style:parent-style-name="Text_20_body">
      <style:text-properties fo:font-weight="normal" officeooo:rsid="008dcdf6" officeooo:paragraph-rsid="008dee61" style:font-weight-asian="normal" style:font-weight-complex="normal"/>
    </style:style>
    <style:style style:name="P47" style:family="paragraph" style:parent-style-name="Text_20_body">
      <style:text-properties fo:font-weight="normal" officeooo:rsid="008dee61" officeooo:paragraph-rsid="008dee61" style:font-weight-asian="normal" style:font-weight-complex="normal"/>
    </style:style>
    <style:style style:name="P48" style:family="paragraph" style:parent-style-name="Text_20_body" style:list-style-name="L12">
      <style:text-properties fo:font-weight="normal" officeooo:rsid="008dee61" officeooo:paragraph-rsid="008dee61" style:font-weight-asian="normal" style:font-weight-complex="normal"/>
    </style:style>
    <style:style style:name="P49" style:family="paragraph" style:parent-style-name="Text_20_body">
      <style:text-properties fo:font-weight="normal" officeooo:rsid="0092b2fb" officeooo:paragraph-rsid="0092b2fb" style:font-weight-asian="normal" style:font-weight-complex="normal"/>
    </style:style>
    <style:style style:name="P50" style:family="paragraph" style:parent-style-name="Text_20_body">
      <style:text-properties fo:font-weight="normal" officeooo:rsid="0096879f" officeooo:paragraph-rsid="0096879f" style:font-weight-asian="normal" style:font-weight-complex="normal"/>
    </style:style>
    <style:style style:name="P51" style:family="paragraph" style:parent-style-name="Text_20_body">
      <style:text-properties fo:font-weight="normal" officeooo:rsid="0096e55d" officeooo:paragraph-rsid="0096e55d" style:font-weight-asian="normal" style:font-weight-complex="normal"/>
    </style:style>
    <style:style style:name="P52" style:family="paragraph" style:parent-style-name="Text_20_body">
      <style:text-properties fo:font-weight="normal" officeooo:rsid="0096e55d" officeooo:paragraph-rsid="0098f0e7" style:font-weight-asian="normal" style:font-weight-complex="normal"/>
    </style:style>
    <style:style style:name="P53" style:family="paragraph" style:parent-style-name="Text_20_body">
      <style:text-properties fo:font-weight="normal" officeooo:rsid="0096e55d" officeooo:paragraph-rsid="009abe42" style:font-weight-asian="normal" style:font-weight-complex="normal"/>
    </style:style>
    <style:style style:name="P54" style:family="paragraph" style:parent-style-name="Text_20_body" style:list-style-name="L16">
      <style:text-properties fo:font-weight="normal" officeooo:rsid="009d8ac0" officeooo:paragraph-rsid="009d8ac0" style:font-weight-asian="normal" style:font-weight-complex="normal"/>
    </style:style>
    <style:style style:name="P55" style:family="paragraph" style:parent-style-name="Text_20_body" style:list-style-name="L2">
      <style:text-properties officeooo:paragraph-rsid="0058c3ad"/>
    </style:style>
    <style:style style:name="P56" style:family="paragraph" style:parent-style-name="Text_20_body" style:list-style-name="L3">
      <style:text-properties officeooo:paragraph-rsid="00683583"/>
    </style:style>
    <style:style style:name="P57" style:family="paragraph" style:parent-style-name="Text_20_body" style:list-style-name="L4">
      <style:text-properties officeooo:paragraph-rsid="006c2755"/>
    </style:style>
    <style:style style:name="P58" style:family="paragraph" style:parent-style-name="Text_20_body" style:list-style-name="L5">
      <style:text-properties officeooo:paragraph-rsid="0066a5fb"/>
    </style:style>
    <style:style style:name="P59" style:family="paragraph" style:parent-style-name="Text_20_body">
      <style:text-properties officeooo:rsid="006e4da2" officeooo:paragraph-rsid="006e4da2"/>
    </style:style>
    <style:style style:name="P60" style:family="paragraph" style:parent-style-name="Text_20_body">
      <style:text-properties officeooo:rsid="006f1bbd" officeooo:paragraph-rsid="006f1bbd"/>
    </style:style>
    <style:style style:name="P61" style:family="paragraph" style:parent-style-name="Text_20_body">
      <style:text-properties fo:font-weight="bold" officeooo:rsid="0074e2aa" officeooo:paragraph-rsid="0074e2aa" style:font-weight-asian="bold" style:font-weight-complex="bold"/>
    </style:style>
    <style:style style:name="P62" style:family="paragraph" style:parent-style-name="Text_20_body">
      <style:text-properties fo:font-weight="bold" officeooo:rsid="0078612d" officeooo:paragraph-rsid="0078612d" style:font-weight-asian="bold" style:font-weight-complex="bold"/>
    </style:style>
    <style:style style:name="P63" style:family="paragraph" style:parent-style-name="Text_20_body">
      <style:text-properties fo:font-weight="bold" officeooo:rsid="0082c859" officeooo:paragraph-rsid="0082c859" style:font-weight-asian="bold" style:font-weight-complex="bold"/>
    </style:style>
    <style:style style:name="P64" style:family="paragraph" style:parent-style-name="Text_20_body">
      <style:text-properties fo:font-weight="bold" officeooo:rsid="008667fd" officeooo:paragraph-rsid="008667fd" style:font-weight-asian="bold" style:font-weight-complex="bold"/>
    </style:style>
    <style:style style:name="P65" style:family="paragraph" style:parent-style-name="Text_20_body">
      <style:text-properties fo:font-weight="bold" officeooo:rsid="008a45de" officeooo:paragraph-rsid="008a45de" style:font-weight-asian="bold" style:font-weight-complex="bold"/>
    </style:style>
    <style:style style:name="P66" style:family="paragraph" style:parent-style-name="Text_20_body">
      <style:text-properties fo:font-weight="bold" officeooo:rsid="0092b2fb" officeooo:paragraph-rsid="0092b2fb" style:font-weight-asian="bold" style:font-weight-complex="bold"/>
    </style:style>
    <style:style style:name="P67" style:family="paragraph" style:parent-style-name="Text_20_body">
      <style:text-properties fo:font-weight="bold" officeooo:rsid="0094a2c5" officeooo:paragraph-rsid="0094a2c5" style:font-weight-asian="bold" style:font-weight-complex="bold"/>
    </style:style>
    <style:style style:name="P68" style:family="paragraph" style:parent-style-name="Text_20_body">
      <style:text-properties fo:font-weight="bold" officeooo:rsid="0096879f" officeooo:paragraph-rsid="0096879f" style:font-weight-asian="bold" style:font-weight-complex="bold"/>
    </style:style>
    <style:style style:name="P69" style:family="paragraph" style:parent-style-name="Text_20_body" style:list-style-name="L7">
      <style:text-properties officeooo:paragraph-rsid="0077049d"/>
    </style:style>
    <style:style style:name="P70" style:family="paragraph" style:parent-style-name="Text_20_body" style:list-style-name="L13">
      <style:text-properties officeooo:paragraph-rsid="0090d1b8"/>
    </style:style>
    <style:style style:name="P71" style:family="paragraph" style:parent-style-name="Text_20_body" style:list-style-name="L14">
      <style:text-properties officeooo:paragraph-rsid="0092b2fb"/>
    </style:style>
    <style:style style:name="P72" style:family="paragraph" style:parent-style-name="Text_20_body" style:list-style-name="L15">
      <style:text-properties officeooo:paragraph-rsid="0092b2fb"/>
    </style:style>
    <style:style style:name="P73" style:family="paragraph" style:parent-style-name="Text_20_body" style:list-style-name="L14">
      <style:text-properties officeooo:rsid="0093a6cf" officeooo:paragraph-rsid="0093a6cf"/>
    </style:style>
    <style:style style:name="P74" style:family="paragraph" style:parent-style-name="Text_20_body">
      <style:text-properties officeooo:rsid="0093a6cf" officeooo:paragraph-rsid="0093a6cf"/>
    </style:style>
    <style:style style:name="P75" style:family="paragraph" style:parent-style-name="Text_20_body" style:list-style-name="L16">
      <style:text-properties officeooo:paragraph-rsid="009d8ac0"/>
    </style:style>
    <style:style style:name="T1" style:family="text">
      <style:text-properties officeooo:rsid="00145920"/>
    </style:style>
    <style:style style:name="T2" style:family="text">
      <style:text-properties officeooo:rsid="001d88f8"/>
    </style:style>
    <style:style style:name="T3" style:family="text">
      <style:text-properties fo:font-weight="bold" style:font-weight-asian="bold" style:font-weight-complex="bold"/>
    </style:style>
    <style:style style:name="T4" style:family="text">
      <style:text-properties fo:font-weight="bold" officeooo:rsid="00552936" style:font-weight-asian="bold" style:font-weight-complex="bold"/>
    </style:style>
    <style:style style:name="T5" style:family="text">
      <style:text-properties fo:font-weight="bold" officeooo:rsid="006c2755" style:font-weight-asian="bold" style:font-weight-complex="bold"/>
    </style:style>
    <style:style style:name="T6" style:family="text">
      <style:text-properties fo:font-weight="bold" officeooo:rsid="0073e7f8" style:font-weight-asian="bold" style:font-weight-complex="bold"/>
    </style:style>
    <style:style style:name="T7" style:family="text">
      <style:text-properties fo:font-weight="bold" officeooo:rsid="0098f0e7" style:font-weight-asian="bold" style:font-weight-complex="bold"/>
    </style:style>
    <style:style style:name="T8"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9" style:family="text">
      <style:text-properties officeooo:rsid="00443fb2"/>
    </style:style>
    <style:style style:name="T10" style:family="text">
      <style:text-properties fo:font-weight="normal" style:font-weight-asian="normal" style:font-weight-complex="normal"/>
    </style:style>
    <style:style style:name="T11" style:family="text">
      <style:text-properties fo:font-weight="normal" officeooo:rsid="005a0c7f" style:font-weight-asian="normal" style:font-weight-complex="normal"/>
    </style:style>
    <style:style style:name="T12" style:family="text">
      <style:text-properties fo:font-weight="normal" officeooo:rsid="0058c3ad" style:font-weight-asian="normal" style:font-weight-complex="normal"/>
    </style:style>
    <style:style style:name="T13" style:family="text">
      <style:text-properties fo:font-weight="normal" officeooo:rsid="006a2f99" style:font-weight-asian="normal" style:font-weight-complex="normal"/>
    </style:style>
    <style:style style:name="T14" style:family="text">
      <style:text-properties fo:font-weight="normal" officeooo:rsid="00683583" style:font-weight-asian="normal" style:font-weight-complex="normal"/>
    </style:style>
    <style:style style:name="T15" style:family="text">
      <style:text-properties fo:font-weight="normal" officeooo:rsid="006c2755" style:font-weight-asian="normal" style:font-weight-complex="normal"/>
    </style:style>
    <style:style style:name="T16" style:family="text">
      <style:text-properties fo:font-weight="normal" officeooo:rsid="0066a5fb" style:font-weight-asian="normal" style:font-weight-complex="normal"/>
    </style:style>
    <style:style style:name="T17" style:family="text">
      <style:text-properties fo:font-weight="normal" officeooo:rsid="006ece63" style:font-weight-asian="normal" style:font-weight-complex="normal"/>
    </style:style>
    <style:style style:name="T18" style:family="text">
      <style:text-properties fo:font-weight="normal" officeooo:rsid="0070c1c0" style:font-weight-asian="normal" style:font-weight-complex="normal"/>
    </style:style>
    <style:style style:name="T19" style:family="text">
      <style:text-properties fo:font-weight="normal" officeooo:rsid="0078184e" style:font-weight-asian="normal" style:font-weight-complex="normal"/>
    </style:style>
    <style:style style:name="T20" style:family="text">
      <style:text-properties fo:font-weight="normal" officeooo:rsid="008dee61" style:font-weight-asian="normal" style:font-weight-complex="normal"/>
    </style:style>
    <style:style style:name="T21" style:family="text">
      <style:text-properties fo:font-weight="normal" officeooo:rsid="008dcdf6" style:font-weight-asian="normal" style:font-weight-complex="normal"/>
    </style:style>
    <style:style style:name="T22" style:family="text">
      <style:text-properties fo:font-weight="normal" officeooo:rsid="0090d1b8" style:font-weight-asian="normal" style:font-weight-complex="normal"/>
    </style:style>
    <style:style style:name="T23" style:family="text">
      <style:text-properties fo:font-weight="normal" officeooo:rsid="00934edd" style:font-weight-asian="normal" style:font-weight-complex="normal"/>
    </style:style>
    <style:style style:name="T24" style:family="text">
      <style:text-properties fo:font-weight="normal" officeooo:rsid="0092b2fb" style:font-weight-asian="normal" style:font-weight-complex="normal"/>
    </style:style>
    <style:style style:name="T25" style:family="text">
      <style:text-properties fo:font-weight="normal" officeooo:rsid="00940bf2" style:font-weight-asian="normal" style:font-weight-complex="normal"/>
    </style:style>
    <style:style style:name="T26" style:family="text">
      <style:text-properties fo:font-weight="normal" officeooo:rsid="009d8ac0" style:font-weight-asian="normal" style:font-weight-complex="normal"/>
    </style:style>
    <style:style style:name="T27" style:family="text">
      <style:text-properties officeooo:rsid="00520939"/>
    </style:style>
    <style:style style:name="T28" style:family="text">
      <style:text-properties officeooo:rsid="006a2f99"/>
    </style:style>
    <style:style style:name="T29" style:family="text">
      <style:text-properties officeooo:rsid="0077049d"/>
    </style:style>
    <style:style style:name="T30" style:family="text">
      <style:text-properties officeooo:rsid="0078184e"/>
    </style:style>
    <style:style style:name="T31" style:family="text">
      <style:text-properties officeooo:rsid="007a198d"/>
    </style:style>
    <style:style style:name="T32" style:family="text">
      <style:text-properties officeooo:rsid="008ae6f5"/>
    </style:style>
    <style:style style:name="T33" style:family="text">
      <style:text-properties officeooo:rsid="008dee61"/>
    </style:style>
    <style:style style:name="T34" style:family="text">
      <style:text-properties officeooo:rsid="0090d1b8"/>
    </style:style>
    <style:style style:name="T35" style:family="text">
      <style:text-properties officeooo:rsid="00934edd"/>
    </style:style>
    <style:style style:name="T36" style:family="text">
      <style:text-properties officeooo:rsid="00940bf2"/>
    </style:style>
    <style:style style:name="T37" style:family="text">
      <style:text-properties officeooo:rsid="0097fff9"/>
    </style:style>
    <style:style style:name="T38" style:family="text">
      <style:text-properties fo:color="#7f0055" style:font-name="Monospace" fo:font-size="10pt" fo:font-weight="bold" style:font-size-asian="10pt" style:font-weight-asian="bold"/>
    </style:style>
    <style:style style:name="T39" style:family="text">
      <style:text-properties fo:color="#000000" style:font-name="Monospace" fo:font-size="10pt" style:font-size-asian="10pt"/>
    </style:style>
    <style:style style:name="T40" style:family="text">
      <style:text-properties fo:color="#000000" style:font-name="Monospace" fo:font-size="10pt" officeooo:rsid="0096e55d" style:font-size-asian="10pt"/>
    </style:style>
    <style:style style:name="T41" style:family="text">
      <style:text-properties fo:color="#000000" style:font-name="Monospace" fo:font-size="10pt" officeooo:rsid="00a5a88a" style:font-size-asian="10pt"/>
    </style:style>
    <style:style style:name="T42" style:family="text">
      <style:text-properties fo:color="#000000" style:font-name="Monospace" fo:font-size="10pt" officeooo:rsid="009d8ac0" style:font-size-asian="10pt"/>
    </style:style>
    <style:style style:name="T43" style:family="text">
      <style:text-properties fo:color="#000000" style:font-name="Monospace" fo:font-size="10pt" fo:font-weight="normal" officeooo:rsid="009d8ac0" style:font-size-asian="10pt" style:font-weight-asian="normal" style:font-weight-complex="normal"/>
    </style:style>
    <style:style style:name="T44" style:family="text">
      <style:text-properties fo:color="#000000" style:font-name="Monospace" fo:font-size="10pt" fo:font-weight="bold" officeooo:rsid="0098f0e7" style:font-size-asian="10pt" style:font-weight-asian="bold" style:font-weight-complex="bold"/>
    </style:style>
    <style:style style:name="T45" style:family="text">
      <style:text-properties fo:color="#000000" style:font-name="Monospace"/>
    </style:style>
    <style:style style:name="T46" style:family="text">
      <style:text-properties fo:color="#000000" style:font-name="Monospace" fo:font-weight="bold" style:font-weight-asian="bold" style:font-weight-complex="bold"/>
    </style:style>
    <style:style style:name="T47" style:family="text">
      <style:text-properties fo:color="#000000" style:font-name="Liberation Serif" fo:font-size="10pt" style:font-size-asian="10pt"/>
    </style:style>
    <style:style style:name="T48" style:family="text">
      <style:text-properties fo:color="#000000" style:font-name="Liberation Serif"/>
    </style:style>
    <style:style style:name="T49" style:family="text">
      <style:text-properties fo:color="#000000" fo:font-size="10pt" style:font-size-asian="10pt"/>
    </style:style>
    <style:style style:name="T50" style:family="text">
      <style:text-properties fo:color="#000000" fo:font-size="10pt" officeooo:rsid="009d8ac0" style:font-size-asian="10pt"/>
    </style:style>
    <style:style style:name="T51" style:family="text">
      <style:text-properties fo:color="#000000"/>
    </style:style>
    <style:style style:name="T52" style:family="text">
      <style:text-properties fo:color="#000000" officeooo:rsid="009d8ac0"/>
    </style:style>
    <style:style style:name="T53" style:family="text">
      <style:text-properties fo:color="#6a3e3e" style:font-name="Monospace" fo:font-size="10pt" style:font-size-asian="10pt"/>
    </style:style>
    <style:style style:name="T54" style:family="text">
      <style:text-properties fo:color="#6a3e3e" style:font-name="Monospace" fo:font-size="10pt" fo:font-weight="normal" officeooo:rsid="009d8ac0" style:font-size-asian="10pt" style:font-weight-asian="normal" style:font-weight-complex="normal"/>
    </style:style>
    <style:style style:name="T55" style:family="text">
      <style:text-properties fo:color="#0000c0" style:font-name="Monospace" fo:font-size="10pt" fo:font-style="italic" fo:font-weight="bold" style:font-size-asian="10pt" style:font-style-asian="italic" style:font-weight-asian="bold"/>
    </style:style>
    <style:style style:name="T56" style:family="text">
      <style:text-properties fo:color="#0000c0" style:font-name="Monospace" fo:font-size="10pt" fo:font-style="italic" fo:font-weight="normal" officeooo:rsid="009d8ac0" style:font-size-asian="10pt" style:font-style-asian="italic" style:font-weight-asian="normal" style:font-weight-complex="normal"/>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Else part and {} are optional <text:span text:style-name="T1">without {} only one statement is allowed under if statement which should not be declarative statement. </text:span></text:p>
      <text:p text:style-name="P13"/>
      <text:p text:style-name="P13">If(){</text:p>
      <text:p text:style-name="P13">sop(“Hello”); </text:p>
      <text:p text:style-name="P13">}</text:p>
      <text:p text:style-name="P14">Note: ‘<text:span text:style-name="T3">;’</text:span> <text:span text:style-name="T2">is a valid java statement which is also know as empty statement.</text:span></text:p>
      <text:p text:style-name="P15">Note: There is not daygling else problem in java every else is mapped to the nearest if statement.</text:p>
      <text:p text:style-name="P15"/>
      <text:p text:style-name="P16">Switch:</text:p>
      <text:p text:style-name="P17">if several options are available then it is not recommended to use nested if-else because it reduces readability.</text:p>
      <text:p text:style-name="P18">To handle this requirement we should go for switch statement.</text:p>
      <text:p text:style-name="P19"/>
      <text:p text:style-name="P9"><text:bookmark text:name="docs-internal-guid-09eda1bb-2caf-6f3b-4cd4-c42fa2e9529b"/>The allowed argument types for the switch statement are byte short char int until 1.4 version of java but form 1.5 version onwards corresponding wrapper classes and enum type also allowed.</text:p>
      <text:p text:style-name="P10">Form 1.7 onwards string type also allowed.</text:p>
      <text:p text:style-name="Text_20_body"><text:line-break/><text:bookmark text:name="docs-internal-guid-09eda1bb-2cbf-326e-4676-00969aa0d228"/><text:span text:style-name="T8">{} are mandatory except switch every where {} are optional.</text:span></text:p>
      <text:p text:style-name="P10">Both case and default are optional that is an empty switch statement is valid java syntax.</text:p>
      <text:p text:style-name="P10">Example: Int x = 10;</text:p>
      <text:p text:style-name="P10">switch(x){</text:p>
      <text:p text:style-name="P11">}</text:p>
      <text:p text:style-name="P10"><text:span text:style-name="T9">I</text:span>nside switch every statement should be under some case or default that is independent statement are allowed inside in switch otherwise we will get compile time error.</text:p>
      <text:p text:style-name="P1">Every case label should be compile time constant.</text:p>
      <text:p text:style-name="P2">Both switch argument and case label can be expressions but case label should be constant expression.</text:p>
      <text:p text:style-name="P3">Fall through inside switch:</text:p>
      <text:list xml:id="list1722788618135847303" text:style-name="L1">
        <text:list-item>
          <text:p text:style-name="P26">Within the switch if any case is matched form that case onwords all statement will be executed until break or end of the switch this is called Fall through inside switch.</text:p>
        </text:list-item>
        <text:list-item>
          <text:p text:style-name="P26">The main advantage of fall through inside switch we can define common action for multiple cases (code <text:span text:style-name="T28">reusability</text:span>).</text:p>
        </text:list-item>
        <text:list-item>
          <text:p text:style-name="P27">Example: switch(x){</text:p>
          <text:p text:style-name="P27">case 1: </text:p>
          <text:p text:style-name="P27">case 2: </text:p>
          <text:p text:style-name="P27">case 3: </text:p>
          <text:p text:style-name="P27">sop(“hello”);</text:p>
          <text:p text:style-name="P27">break;</text:p>
          <text:p text:style-name="P27">case 4:</text:p>
          <text:p text:style-name="P27">case 5:</text:p>
          <text:p text:style-name="P27"><text:soft-page-break/>sop(“hello”);</text:p>
          <text:p text:style-name="P27">break;</text:p>
        </text:list-item>
        <text:list-item>
          <text:p text:style-name="P28">Within the switch we can take default case at most once.</text:p>
        </text:list-item>
        <text:list-item>
          <text:p text:style-name="P28"><text:s/>Default case will be executed if an only if there is no case matched.</text:p>
        </text:list-item>
        <text:list-item>
          <text:p text:style-name="P28">Within the switch we can right default case anywhere but it is recommended to right as last case.</text:p>
        </text:list-item>
      </text:list>
      <text:p text:style-name="P4"/>
      <text:p text:style-name="P5"><text:span text:style-name="T27">30</text:span> Aug 2017:</text:p>
      <text:p text:style-name="P6"><text:span text:style-name="T3">Iterative </text:span><text:span text:style-name="T4">Statement: </text:span><text:span text:style-name="T6">(While)</text:span></text:p>
      <text:list xml:id="list7700194399215120111" text:style-name="L2">
        <text:list-item>
          <text:p text:style-name="P55"><text:span text:style-name="T11">I</text:span><text:span text:style-name="T12">f we </text:span><text:span text:style-name="T13">don't</text:span><text:span text:style-name="T12"> know number of iteration in advance then we should go for while loop.</text:span></text:p>
        </text:list-item>
      </text:list>
      <text:p text:style-name="P7"><text:tab/>Example: while (rs.next){</text:p>
      <text:p text:style-name="P7"><text:tab/>}</text:p>
      <text:list xml:id="list5454493177727564762" text:style-name="L5">
        <text:list-item>
          <text:p text:style-name="P58"><text:span text:style-name="T16">syntax: while(b){ // b should be boolean type</text:span></text:p>
        </text:list-item>
      </text:list>
      <text:p text:style-name="P8"><text:tab/>actions</text:p>
      <text:p text:style-name="P8"><text:tab/>}</text:p>
      <text:list xml:id="list1891531702871150142" text:style-name="L3">
        <text:list-item>
          <text:p text:style-name="P56"><text:span text:style-name="T14">The argument should be boolean type if we are trying to provide any other type then we will get compile type error.</text:span></text:p>
        </text:list-item>
      </text:list>
      <text:list xml:id="list3740843101380834146" text:style-name="L4">
        <text:list-item>
          <text:p text:style-name="P57"><text:span text:style-name="T15">{} are optional and without {} we can take only one statement under while which should not be declarative statement.</text:span></text:p>
        </text:list-item>
      </text:list>
      <text:p text:style-name="P59"><text:span text:style-name="T5">N</text:span><text:span text:style-name="T3">ote</text:span><text:span text:style-name="T10">: </text:span><text:span text:style-name="T17">Every final variable will be replace by the value at compile time only. </text:span></text:p>
      <text:p text:style-name="P60"><text:span text:style-name="T18">Example</text:span><text:span text:style-name="T10">: final int a = 10;</text:span></text:p>
      <text:p text:style-name="P60"><text:span text:style-name="T10">int b – 20;</text:span></text:p>
      <text:p text:style-name="P60"><text:span text:style-name="T10">sop(a); // after compilation 10</text:span></text:p>
      <text:p text:style-name="P60"><text:span text:style-name="T10">sop(b); // after compilation <text:s/>b</text:span></text:p>
      <text:p text:style-name="P29"><text:span text:style-name="T3">Note</text:span>: If every argument is a final variable (compile time constant) then that operation should perform at compile time only. </text:p>
      <text:p text:style-name="P61">Do while:</text:p>
      <text:list xml:id="list8876486096308403994" text:style-name="L6">
        <text:list-item>
          <text:p text:style-name="P31"><text:span text:style-name="T29">If we want to execute loop body at least once then we should go for do-while loop.</text:span></text:p>
        </text:list-item>
      </text:list>
      <text:p text:style-name="P30"><text:tab/>Syntax: do {</text:p>
      <text:p text:style-name="P30"><text:tab/><text:tab/>body;</text:p>
      <text:p text:style-name="P30"><text:tab/><text:tab/>} while(condition); </text:p>
      <text:list xml:id="list5355108560326846770" text:style-name="L7">
        <text:list-item>
          <text:p text:style-name="P69"><text:soft-page-break/><text:span text:style-name="T19">{} are optional and {} we can take only one statement between do and while which should not be declarative statement.</text:span></text:p>
        </text:list-item>
      </text:list>
      <text:p text:style-name="P62"><text:span text:style-name="T30">F</text:span>or Loop:</text:p>
      <text:list xml:id="list5523450572175575408" text:style-name="L8">
        <text:list-item>
          <text:p text:style-name="P32">For loop is most commonly use loop in Java.</text:p>
        </text:list-item>
        <text:list-item>
          <text:p text:style-name="P32">If we know number of interaction in advance then for loop is best choice.</text:p>
        </text:list-item>
        <text:list-item>
          <text:p text:style-name="P32">Syntax for (initialization <text:span text:style-name="T31">(1)</text:span>; conditional <text:span text:style-name="T31">(2)</text:span>; increment <text:span text:style-name="T31">or decrement (4)</text:span>){</text:p>
          <text:p text:style-name="P32">loop body <text:span text:style-name="T31">(3)</text:span></text:p>
          <text:p text:style-name="P32">}</text:p>
        </text:list-item>
        <text:list-item>
          <text:p text:style-name="P33">{} are optional and without {} we can take only one statement under for loop, which should not be declarative statement. </text:p>
        </text:list-item>
      </text:list>
      <text:p text:style-name="P34"><text:span text:style-name="T3">Initialization:</text:span> <text:s/></text:p>
      <text:list xml:id="list1541671332738538496" text:style-name="L9">
        <text:list-item>
          <text:p text:style-name="P35">This part will be executed only once in loop life cycle.</text:p>
        </text:list-item>
        <text:list-item>
          <text:p text:style-name="P35">Here we can declare and initialize local variables of for loop.</text:p>
        </text:list-item>
        <text:list-item>
          <text:p text:style-name="P35">Here we can declare any number of variables but should be of the same type by mistake if we are trying to declare deferent data type variables then we will get compile time error. </text:p>
        </text:list-item>
        <text:list-item>
          <text:p text:style-name="P35">Example int I = 0, j = 0; // valid </text:p>
          <text:p text:style-name="P35">int I = 0, String s = “abc” // invalid </text:p>
        </text:list-item>
        <text:list-item>
          <text:p text:style-name="P36">in the initialization section we can take any valid java statement including SOP.</text:p>
        </text:list-item>
      </text:list>
      <text:p text:style-name="P37">Conditional check:</text:p>
      <text:list xml:id="list6162104906049636882" text:style-name="L10">
        <text:list-item>
          <text:p text:style-name="P38">Here we can take any valid java expression but should be of the type boolean.</text:p>
        </text:list-item>
        <text:list-item>
          <text:p text:style-name="P38">This part is optional and if we not taking anything then compile always place TRUE. </text:p>
        </text:list-item>
      </text:list>
      <text:p text:style-name="P63">Increment or decrement:</text:p>
      <text:list xml:id="list4115389852221729129" text:style-name="L11">
        <text:list-item>
          <text:p text:style-name="P39">In the increment and decrement section we can take any valid java statement including SOP.</text:p>
        </text:list-item>
        <text:list-item>
          <text:p text:style-name="P40">All three parts of for loop are independent of each other and optional.</text:p>
        </text:list-item>
        <text:list-item>
          <text:p text:style-name="P41">Example: for(; ;){</text:p>
          <text:p text:style-name="P41">{</text:p>
          <text:p text:style-name="P41">sop(“hello”);</text:p>
          <text:p text:style-name="P41">}</text:p>
        </text:list-item>
      </text:list>
      <text:p text:style-name="P64"/>
      <text:p text:style-name="P64"/>
      <text:p text:style-name="P64"/>
      <text:p text:style-name="P65"><text:soft-page-break/>For-each loop: <text:span text:style-name="T32">(enhanced for loop) </text:span></text:p>
      <text:list xml:id="list7926530962704315405" text:style-name="L12">
        <text:list-item>
          <text:p text:style-name="P42">Introduce in 1.5 version.</text:p>
        </text:list-item>
        <text:list-item>
          <text:p text:style-name="P42">It is specially designed loop to retrieve elements of arrays and collections.</text:p>
        </text:list-item>
        <text:list-item>
          <text:p text:style-name="P43">Example<text:span text:style-name="T34">1</text:span>: To print element of one dimensional array </text:p>
          <text:p text:style-name="P43">int a[] = {10,20,30};</text:p>
          <text:p text:style-name="P43">for (int x : a){</text:p>
        </text:list-item>
      </text:list>
      <text:p text:style-name="P45"><text:tab/>SOP(x);</text:p>
      <text:p text:style-name="P45"><text:tab/>}</text:p>
      <text:list xml:id="list280098618051130745" text:style-name="L13">
        <text:list-item>
          <text:p text:style-name="P70"><text:span text:style-name="T21">Example</text:span><text:span text:style-name="T22">1</text:span><text:span text:style-name="T21">: </text:span><text:span text:style-name="T20">To print elements of two dimensional array</text:span></text:p>
        </text:list-item>
      </text:list>
      <text:list xml:id="list185036456045128" text:continue-list="list7926530962704315405" text:style-name="L12">
        <text:list-header>
          <text:p text:style-name="P44">int a[] = {<text:span text:style-name="T33">{</text:span>10,20,30<text:span text:style-name="T33">}, {40,50}</text:span>};</text:p>
          <text:p text:style-name="P44">for (int x : a){</text:p>
          <text:p text:style-name="P48">for(x1 : x){</text:p>
        </text:list-header>
      </text:list>
      <text:p text:style-name="P46"><text:tab/>SOP(x<text:span text:style-name="T33">1</text:span>);</text:p>
      <text:p text:style-name="P47"><text:tab/><text:tab/>}</text:p>
      <text:p text:style-name="P46"><text:tab/>}</text:p>
      <text:list xml:id="list8098087231409556951" text:style-name="L15">
        <text:list-item>
          <text:p text:style-name="P72"><text:span text:style-name="T24">For each loop is the best choice to retrieve elements of arrays and collections but its limitation is it is applicable only array and collection and it is not a general purpose loop.</text:span></text:p>
        </text:list-item>
      </text:list>
      <text:p text:style-name="P49"><text:tab/><text:tab/>For (int <text:span text:style-name="T35">i</text:span> = 0; I &lt; 10: i++)<text:span text:style-name="T35">{</text:span></text:p>
      <text:p text:style-name="P49"><text:tab/><text:tab/>sop(“hello”)</text:p>
      <text:p text:style-name="P66"><text:tab/><text:tab/><text:span text:style-name="T10">}</text:span></text:p>
      <text:list xml:id="list7856299155281670694" text:style-name="L14">
        <text:list-item>
          <text:p text:style-name="P71"><text:span text:style-name="T23">W</text:span><text:span text:style-name="T24">e can’t right </text:span><text:span text:style-name="T23">equivalent</text:span><text:span text:style-name="T24"> for-each directly to this example.</text:span></text:p>
        </text:list-item>
        <text:list-item>
          <text:p text:style-name="P73"><text:span text:style-name="T24">B</text:span><text:span text:style-name="T10">y using normal for loop we can print array elements either in original order or in reverse order but by using for-each loop we can print array elements only in original order but in reverse order.</text:span></text:p>
        </text:list-item>
      </text:list>
      <text:p text:style-name="P74"><text:span text:style-name="T25"/></text:p>
      <text:p text:style-name="P67"><text:span text:style-name="T36">T</text:span>ransfer Statement:</text:p>
      <text:p text:style-name="P68">1. Break:</text:p>
      <text:p text:style-name="P50"><text:tab/>We can use break statement in the following places:</text:p>
      <text:p text:style-name="P50"><text:tab/>1. Inside switch to stop fall through.</text:p>
      <text:p text:style-name="P50"><text:tab/>Int x = 0;</text:p>
      <text:p text:style-name="P50"><text:tab/>switch(x)</text:p>
      <text:p text:style-name="P50"><text:soft-page-break/><text:tab/>case: 0;</text:p>
      <text:p text:style-name="P50"><text:tab/>sop(“hi”)</text:p>
      <text:p text:style-name="P50"><text:tab/>case: 1</text:p>
      <text:p text:style-name="P50"><text:tab/>sop(”hello”);</text:p>
      <text:p text:style-name="P50"><text:tab/>break; // <text:span text:style-name="T37">output : 0 1</text:span></text:p>
      <text:p text:style-name="P51"><text:tab/>2. inside loop To break loop execution based on some condition.</text:p>
      <text:p text:style-name="P51"><text:tab/>For (int I =0; i&lt;10;i++){</text:p>
      <text:p text:style-name="P51"><text:tab/>if(i==5){</text:p>
      <text:p text:style-name="P51"><text:tab/>break;</text:p>
      <text:p text:style-name="P51"><text:tab/>}</text:p>
      <text:p text:style-name="P53"><text:tab/>sop(i);</text:p>
      <text:p text:style-name="P52"><text:tab/>} output : 01234</text:p>
      <text:p text:style-name="P52"><text:span text:style-name="T7">2. Continue:</text:span></text:p>
      <text:list xml:id="list2893688539338325563" text:style-name="L16">
        <text:list-item>
          <text:p text:style-name="P54">We can use continue statement inside loops to skip current iteration and continue for the next iteration.</text:p>
        </text:list-item>
        <text:list-item>
          <text:p text:style-name="P75"><text:span text:style-name="T26">Example: </text:span><text:span text:style-name="T38">for</text:span><text:span text:style-name="T39"> (</text:span><text:span text:style-name="T38">int</text:span><text:span text:style-name="T39"> </text:span><text:span text:style-name="T53">i</text:span><text:span text:style-name="T39"> = 0; </text:span><text:span text:style-name="T53">i</text:span><text:span text:style-name="T39"> &lt; 10; </text:span><text:span text:style-name="T53">i</text:span><text:span text:style-name="T39">++) {</text:span></text:p>
          <text:p text:style-name="P25"/>
          <text:p text:style-name="P24"><text:span text:style-name="T39"><text:tab/><text:tab/><text:tab/></text:span><text:span text:style-name="T38">if</text:span><text:span text:style-name="T39"> (</text:span><text:span text:style-name="T53">i</text:span><text:span text:style-name="T39"> % 2 == 0)</text:span></text:p>
          <text:p text:style-name="P24"><text:span text:style-name="T39"><text:tab/><text:tab/><text:tab/><text:tab/></text:span><text:span text:style-name="T38">continue</text:span><text:span text:style-name="T39">;</text:span></text:p>
          <text:p text:style-name="P24"><text:span text:style-name="T39"><text:tab/></text:span>System.out.println(i);</text:p>
          <text:p text:style-name="P25"/>
          <text:p text:style-name="P20"><text:span text:style-name="T39"><text:tab/><text:tab/>}</text:span></text:p>
        </text:list-item>
        <text:list-item>
          <text:p text:style-name="P20"><text:span text:style-name="T39">// Output 1 3 5 7 9</text:span></text:p>
          <text:p text:style-name="P20"><text:span text:style-name="T39"/></text:p>
        </text:list-item>
        <text:list-item>
          <text:p text:style-name="P23"><text:span text:style-name="T45">W</text:span><text:span text:style-name="T48">e can use continue statement only inside loops if we are using anywhere else we will get compile time error saying continue outside of loop.</text:span></text:p>
        </text:list-item>
        <text:list-item>
          <text:p text:style-name="P22"><text:span text:style-name="T51">We can use label break and continue to break or continue a particular loop </text:span><text:span text:style-name="T52">in nested loops.</text:span></text:p>
        </text:list-item>
      </text:list>
      <text:p text:style-name="P21"><text:span text:style-name="T39"/></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fo:font-family="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fo:font-family="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fo:font-family="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fo:font-family="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fo:font-family="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fo:font-family="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fo:font-family="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9T10:53:07.220051354</meta:creation-date>
    <meta:generator>LibreOffice/5.1.6.2$Linux_X86_64 LibreOffice_project/10m0$Build-2</meta:generator>
    <dc:date>2017-09-01T18:50:36.145293964</dc:date>
    <meta:editing-duration>P3DT4H1M43S</meta:editing-duration>
    <meta:editing-cycles>115</meta:editing-cycles>
    <meta:document-statistic meta:table-count="0" meta:image-count="0" meta:object-count="0" meta:page-count="5" meta:paragraph-count="133" meta:word-count="1083" meta:character-count="5770" meta:non-whitespace-character-count="4814"/>
  </office:meta>
</office:document-meta>
</file>